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76c1"/>
    </style:style>
    <style:style style:name="P2" style:family="paragraph" style:parent-style-name="Standard">
      <style:text-properties officeooo:rsid="000c76c1" officeooo:paragraph-rsid="000c76c1"/>
    </style:style>
    <style:style style:name="P3" style:family="paragraph" style:parent-style-name="Standard">
      <style:text-properties fo:color="#cc3300" officeooo:rsid="000c76c1" officeooo:paragraph-rsid="000c76c1"/>
    </style:style>
    <style:style style:name="P4" style:family="paragraph" style:parent-style-name="Standard">
      <style:text-properties fo:font-weight="bold" officeooo:rsid="000c76c1" officeooo:paragraph-rsid="000c76c1" style:font-weight-asian="bold" style:font-weight-complex="bold"/>
    </style:style>
    <style:style style:name="P5" style:family="paragraph" style:parent-style-name="Standard">
      <style:text-properties fo:color="#009900" officeooo:rsid="000c76c1" officeooo:paragraph-rsid="000c76c1"/>
    </style:style>
    <style:style style:name="P6" style:family="paragraph" style:parent-style-name="List_20_4_20_End">
      <style:text-properties officeooo:rsid="000c76c1" officeooo:paragraph-rsid="000c76c1"/>
    </style:style>
    <style:style style:name="T1" style:family="text">
      <style:text-properties fo:color="#cc3300"/>
    </style:style>
    <style:style style:name="T2" style:family="text">
      <style:text-properties officeooo:rsid="000e035b"/>
    </style:style>
    <style:style style:name="T3" style:family="text">
      <style:text-properties officeooo:rsid="000fa9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Básico Git </text:p>
      <text:p text:style-name="P1"/>
      <text:p text:style-name="P2">Olá </text:p>
      <text:p text:style-name="P2"/>
      <text:p text:style-name="P2">Para cada comando poderá ser executado o comando <text:span text:style-name="T1">git [comando] —help</text:span> para obter mais informações sobre o mesmo</text:p>
      <text:p text:style-name="P2"/>
      <text:p text:style-name="P4">* Inicializando um repositório local</text:p>
      <text:p text:style-name="P2"/>
      <text:p text:style-name="P3">git init </text:p>
      <text:p text:style-name="P2"/>
      <text:p text:style-name="P4">* Clonando um repositório</text:p>
      <text:p text:style-name="P2"/>
      <text:p text:style-name="P3">git clone [URL] ?[Dir]</text:p>
      <text:p text:style-name="P2"/>
      <text:p text:style-name="P4">* Cliclo de Vida dos arquivos</text:p>
      <text:p text:style-name="P2"/>
      <text:p text:style-name="P2">- untracked</text:p>
      <text:p text:style-name="P2">- unmodifield</text:p>
      <text:p text:style-name="P2">- modifield</text:p>
      <text:p text:style-name="P2">- staged</text:p>
      <text:p text:style-name="P2"/>
      <text:p text:style-name="P4">* Para verificar qual status dos arquivos </text:p>
      <text:p text:style-name="P2"/>
      <text:p text:style-name="P3">git status</text:p>
      <text:p text:style-name="P2"/>
      <text:p text:style-name="P4">* Para colocar um arquivo do status de monitorado</text:p>
      <text:p text:style-name="P2"/>
      <text:p text:style-name="P3">git add [Arq]</text:p>
      <text:p text:style-name="P2"/>
      <text:p text:style-name="P2"><text:span text:style-name="T1">git add</text:span> (é um comando com várias funções — você o utiliza para monitorar novos arquivos, selecionar arquivos, e para fazer outras coisas como marcar como resolvido aquivos com conflito)</text:p>
      <text:p text:style-name="P2"/>
      <text:p text:style-name="P2">Obs: se após rodar este comando houver a necessidade de modificar o arquivo antes do commit será necessário roda-lo novamente, caso não seja feito a versão que será commitada será a do ultimo git add</text:p>
      <text:p text:style-name="P2"/>
      <text:p text:style-name="P4">* Ignorando arquivos</text:p>
      <text:p text:style-name="P2"/>
      <text:p text:style-name="P2">é utilizado o arquivo .<text:span text:style-name="T1">gitgnore</text:span></text:p>
      <text:p text:style-name="P2">// Segue o exemplo</text:p>
      <text:p text:style-name="P2"/>
      <text:p text:style-name="P5"><text:bookmark-start text:name="Bookmark 1"/># um comentário - isto é ignorado</text:p>
      <text:p text:style-name="P5"># sem arquivos terminados em .a</text:p>
      <text:p text:style-name="P5">*.a</text:p>
      <text:p text:style-name="P5"># mas rastreie lib.a, mesmo que você tenha ignorado arquivos terminados em .a acima</text:p>
      <text:p text:style-name="P5">!lib.a</text:p>
      <text:p text:style-name="P5"># apenas ignore o arquivo TODO na raiz, não o subdiretório TODO</text:p>
      <text:p text:style-name="P5">/TODO</text:p>
      <text:p text:style-name="P5"># ignore todos os arquivos no diretório build/</text:p>
      <text:p text:style-name="P5">build/</text:p>
      <text:p text:style-name="P5"># ignore doc/notes.txt mas, não ignore doc/server/arch.txt</text:p>
      <text:p text:style-name="P5"><text:soft-page-break/>doc/*.txt</text:p>
      <text:p text:style-name="P5"><text:bookmark-end text:name="Bookmark 1"/></text:p>
      <text:p text:style-name="P4">* Commitando alterações</text:p>
      <text:p text:style-name="P2"/>
      <text:p text:style-name="P2">Após selecionar todas as alterações (git add) será necessário comita-las, para isso execute o comando</text:p>
      <text:p text:style-name="P2"/>
      <text:p text:style-name="P3">git commit -m “[Mensagem]” </text:p>
      <text:p text:style-name="P2"/>
      <text:p text:style-name="P2">Obs: qualquer arquivo não selecionado será ignorado no commit</text:p>
      <text:p text:style-name="P2"/>
      <text:p text:style-name="P4">* Pulando Area de Seleção</text:p>
      <text:p text:style-name="P2"/>
      <text:p text:style-name="P2">Para realizar um commit pulando a área de transferência (staged) você pode utilizar o </text:p>
      <text:p text:style-name="P2">argumento -a <text:s/>(<text:span text:style-name="T1">git commit -a -m “[Mensagem]”</text:span>) que ele adicionará todos os arquivos que estão sendo monitorados</text:p>
      <text:p text:style-name="P2"/>
      <text:p text:style-name="P4">* Removendo arquivos</text:p>
      <text:p text:style-name="P2"/>
      <text:p text:style-name="P2">Para remover um arquivo do Git, você tem que removê-lo dos arquivos que estão sendo monitorados (mais precisamente, removê-lo da sua área de seleção) e então fazer o commit. O comando <text:span text:style-name="T1">git rm </text:span>faz isso e também remove o arquivo do seu diretório para você não ver ele como arquivo não monitorado (untracked file) na próxima vez.</text:p>
      <text:p text:style-name="P2"/>
      <text:p text:style-name="P4">* Histório de Commits </text:p>
      <text:p text:style-name="P3">git log</text:p>
      <text:p text:style-name="P3">git log --pretty=oneline</text:p>
      <text:p text:style-name="P3"/>
      <text:p text:style-name="P4">* Desfazendo as coisas</text:p>
      <text:p text:style-name="P2"/>
      <text:p text:style-name="P2">Para editar um commit anterior basta executar o comando:</text:p>
      <text:p text:style-name="P2"/>
      <text:p text:style-name="P3">git commit --amend -m "Desfazendo as coisas" </text:p>
      <text:p text:style-name="P2"/>
      <text:p text:style-name="P4">* Desfazendo as coisas (workcopy - staged)</text:p>
      <text:p text:style-name="P2"/>
      <text:p text:style-name="P2">para remover um arquivo do status de staged para un<text:span text:style-name="T2">s</text:span>taged basta executar este comando</text:p>
      <text:p text:style-name="P2"/>
      <text:p text:style-name="P3">git reset HEAD [arquivo]</text:p>
      <text:p text:style-name="P2"/>
      <text:p text:style-name="P2">para restaurar o arquivo para o ultimo commit basta executar este comando</text:p>
      <text:p text:style-name="P2"/>
      <text:p text:style-name="P3">git checkout [arquivo]</text:p>
      <text:p text:style-name="P2"/>
      <text:p text:style-name="P2"/>
      <text:p text:style-name="P2">logo, para restaurar um arquivo que já foi adicionado ao Staged para o index é necessário realizar estes dois comandos </text:p>
      <text:p text:style-name="P2"/>
      <text:p text:style-name="P3">git reset Head [arquivo] - remove o mesmo do estado de staged para unstaged</text:p>
      <text:p text:style-name="P3">git checkout [arquivo] - restaura o arquivo para o ultimo commit </text:p>
      <text:p text:style-name="P2"/>
      <text:p text:style-name="P6"/>
      <text:p text:style-name="P4"><text:soft-page-break/>*Trabalhando com remotos</text:p>
      <text:p text:style-name="P2"/>
      <text:p text:style-name="P2">para visualizar os servidores remotos execute o comando </text:p>
      <text:p text:style-name="P2"/>
      <text:p text:style-name="P3">git remote -v </text:p>
      <text:p text:style-name="P2"/>
      <text:p text:style-name="P2">para adicionar um novo repositório remoto execute o comando</text:p>
      <text:p text:style-name="P2"/>
      <text:p text:style-name="P3">git remote add [apelido] [url]</text:p>
      <text:p text:style-name="P2"/>
      <text:p text:style-name="P2">da mesma forma para remover </text:p>
      <text:p text:style-name="P2"/>
      <text:p text:style-name="P3">git remote remove [apelido]</text:p>
      <text:p text:style-name="P2"/>
      <text:p text:style-name="P2">para informações sobre o remoto execute </text:p>
      <text:p text:style-name="P2"/>
      <text:p text:style-name="P3">git remote show [apelido]</text:p>
      <text:p text:style-name="P2"/>
      <text:p text:style-name="P4">* Tagging</text:p>
      <text:p text:style-name="P2"/>
      <text:p text:style-name="P2">para listar as tags execute </text:p>
      <text:p text:style-name="P2"/>
      <text:p text:style-name="P3">git tag</text:p>
      <text:p text:style-name="P2"/>
      <text:p text:style-name="P2">para uma séri<text:span text:style-name="T3">e</text:span> específica pode ser usado o </text:p>
      <text:p text:style-name="P2"/>
      <text:p text:style-name="P3">git tag “1.1.*”</text:p>
      <text:p text:style-name="P2"/>
      <text:p text:style-name="P2">tags <text:s/>leves e anotadas </text:p>
      <text:p text:style-name="P2"/>
      <text:p text:style-name="P2">- leves - funcionam como uma branch</text:p>
      <text:p text:style-name="P2"><text:tab/>comando <text:span text:style-name="T1">git tag [v0.1] -m “[Mensagem]”</text:span></text:p>
      <text:p text:style-name="P2">- anotadas - guarda informações como data, email , quem fez a tag etc</text:p>
      <text:p text:style-name="P2"><text:tab/>comando <text:span text:style-name="T1">git tag -a [v1.0] -m “[mensagem]”</text:span></text:p>
      <text:p text:style-name="P2"/>
      <text:p text:style-name="P2">para exibir informações sobre a tag execute </text:p>
      <text:p text:style-name="P2"/>
      <text:p text:style-name="P3">git show <text:s/>[tagname]</text:p>
      <text:p text:style-name="P2"/>
      <text:p text:style-name="P2">para inserir um tag em um commit anterior basta executar o comando </text:p>
      <text:p text:style-name="P2"/>
      <text:p text:style-name="P3">git tag -a [v1.0.2] [chavecomit] -m “[mensagem]”</text:p>
      <text:p text:style-name="P2"/>
      <text:p text:style-name="P2">Obs: Por padrão, o comando git push não transfere tags para os servidores remotos. Você deve enviar as tags explicitamente para um servidor compartilhado após tê-las criado. Este processo é igual ao compartilhamento de branches remotos – você executa git push origin [nome-tag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List_20_4_20_End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4:36:44.174250000</meta:creation-date>
    <dc:date>2017-09-08T14:45:40.194946000</dc:date>
    <meta:editing-duration>PT8M56S</meta:editing-duration>
    <meta:editing-cycles>3</meta:editing-cycles>
    <meta:generator>LibreOffice_Vanilla/5.2.3.5$MacOSX_X86_64 LibreOffice_project/83adc9c35c74e0badc710d981405858b1179a327</meta:generator>
    <meta:document-statistic meta:table-count="0" meta:image-count="0" meta:object-count="0" meta:page-count="3" meta:paragraph-count="79" meta:word-count="626" meta:character-count="3736" meta:non-whitespace-character-count="3165"/>
  </office:meta>
</office:document-meta>
</file>